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15ea6"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draw:stroke="none" svg:stroke-width="0.035cm" draw:marker-start-width="0.252cm" draw:marker-end-width="0.252cm" draw:fill-color="#115ea6" draw:textarea-horizontal-align="justify" draw:textarea-vertical-align="middle" draw:auto-grow-height="false" fo:min-height="0.29cm" fo:min-width="0.04cm"/>
    </style:style>
    <style:style style:name="gr3" style:family="graphic" style:parent-style-name="objectwithoutfill">
      <style:graphic-properties svg:stroke-width="0.053cm" svg:stroke-color="#66cc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42cm"/>
    </style:style>
    <style:style style:name="gr8" style:family="graphic" style:parent-style-name="objectwithoutfill">
      <style:graphic-properties draw:stroke="dash" draw:stroke-dash="Dashed_20__28_var_29_" svg:stroke-width="0.035cm" svg:stroke-color="#66cc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123cm"/>
    </style:style>
    <style:style style:name="P1" style:family="paragraph">
      <loext:graphic-properties draw:fill-color="#115ea6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66cc00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66cc00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0.87cm" svg:y="0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0.87cm" svg:y="2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0.87cm" svg:y="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0.87cm" svg:y="4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0.87cm" svg:y="5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0.87cm" svg:y="6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0.87cm" svg:y="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0.87cm" svg:y="8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951cm" svg:y="0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1.951cm" svg:y="2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951cm" svg:y="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951cm" svg:y="4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951cm" svg:y="5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951cm" svg:y="6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951cm" svg:y="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951cm" svg:y="8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.971cm" svg:y="0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2.971cm" svg:y="2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.971cm" svg:y="3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.971cm" svg:y="4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.971cm" svg:y="5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.971cm" svg:y="6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.971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.971cm" svg:y="8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4.052cm" svg:y="0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4.052cm" svg:y="2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4.052cm" svg:y="3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4.052cm" svg:y="4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4.052cm" svg:y="5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4.052cm" svg:y="6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4.052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4.052cm" svg:y="8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2" draw:layer="layout" svg:x1="1.778cm" svg:y1="3.983cm" svg:x2="4.953cm" svg:y2="3.983cm">
            <text:p/>
          </draw:line>
          <draw:line draw:style-name="gr3" draw:text-style-name="P2" draw:layer="layout" svg:x1="1.778cm" svg:y1="0.808cm" svg:x2="4.953cm" svg:y2="0.808cm">
            <text:p/>
          </draw:line>
          <draw:line draw:style-name="gr3" draw:text-style-name="P2" draw:layer="layout" svg:x1="1.778cm" svg:y1="0.808cm" svg:x2="1.778cm" svg:y2="3.983cm">
            <text:p/>
          </draw:line>
          <draw:line draw:style-name="gr3" draw:text-style-name="P2" draw:layer="layout" svg:x1="4.953cm" svg:y1="0.808cm" svg:x2="4.953cm" svg:y2="3.983cm">
            <text:p/>
          </draw:line>
          <draw:line draw:style-name="gr3" draw:text-style-name="P2" draw:layer="layout" svg:x1="2.794cm" svg:y1="0.808cm" svg:x2="2.794cm" svg:y2="3.983cm">
            <text:p/>
          </draw:line>
          <draw:line draw:style-name="gr3" draw:text-style-name="P2" draw:layer="layout" svg:x1="3.837cm" svg:y1="0.808cm" svg:x2="3.837cm" svg:y2="3.983cm">
            <text:p/>
          </draw:line>
          <draw:line draw:style-name="gr3" draw:text-style-name="P2" draw:layer="layout" svg:x1="1.778cm" svg:y1="1.851cm" svg:x2="4.953cm" svg:y2="1.851cm">
            <text:p/>
          </draw:line>
          <draw:line draw:style-name="gr3" draw:text-style-name="P2" draw:layer="layout" svg:x1="1.778cm" svg:y1="2.967cm" svg:x2="4.953cm" svg:y2="2.967cm">
            <text:p/>
          </draw:line>
        </draw:g>
        <draw:g>
          <draw:line draw:style-name="gr3" draw:text-style-name="P2" draw:layer="layout" svg:x1="6.915cm" svg:y1="8.306cm" svg:x2="10.09cm" svg:y2="8.306cm">
            <text:p/>
          </draw:line>
          <draw:line draw:style-name="gr3" draw:text-style-name="P2" draw:layer="layout" svg:x1="6.915cm" svg:y1="5.131cm" svg:x2="10.09cm" svg:y2="5.131cm">
            <text:p/>
          </draw:line>
          <draw:line draw:style-name="gr3" draw:text-style-name="P2" draw:layer="layout" svg:x1="6.915cm" svg:y1="5.131cm" svg:x2="6.915cm" svg:y2="8.306cm">
            <text:p/>
          </draw:line>
          <draw:line draw:style-name="gr3" draw:text-style-name="P2" draw:layer="layout" svg:x1="10.09cm" svg:y1="5.131cm" svg:x2="10.09cm" svg:y2="8.306cm">
            <text:p/>
          </draw:line>
          <draw:line draw:style-name="gr3" draw:text-style-name="P2" draw:layer="layout" svg:x1="7.931cm" svg:y1="5.131cm" svg:x2="7.931cm" svg:y2="8.306cm">
            <text:p/>
          </draw:line>
          <draw:line draw:style-name="gr3" draw:text-style-name="P2" draw:layer="layout" svg:x1="8.974cm" svg:y1="5.131cm" svg:x2="8.974cm" svg:y2="8.306cm">
            <text:p/>
          </draw:line>
          <draw:line draw:style-name="gr3" draw:text-style-name="P2" draw:layer="layout" svg:x1="6.915cm" svg:y1="6.174cm" svg:x2="10.09cm" svg:y2="6.174cm">
            <text:p/>
          </draw:line>
          <draw:line draw:style-name="gr3" draw:text-style-name="P2" draw:layer="layout" svg:x1="6.915cm" svg:y1="7.29cm" svg:x2="10.09cm" svg:y2="7.29cm">
            <text:p/>
          </draw:line>
        </draw:g>
        <draw:frame draw:style-name="gr4" draw:text-style-name="P3" draw:layer="layout" svg:width="0.853cm" svg:height="0.962cm" svg:x="7.033cm" svg:y="5.212cm">
          <draw:text-box>
            <text:p>a</text:p>
          </draw:text-box>
        </draw:frame>
        <draw:frame draw:style-name="gr4" draw:text-style-name="P3" draw:layer="layout" svg:width="0.853cm" svg:height="0.962cm" svg:x="8.085cm" svg:y="5.212cm">
          <draw:text-box>
            <text:p>b</text:p>
          </draw:text-box>
        </draw:frame>
        <draw:frame draw:style-name="gr5" draw:text-style-name="P3" draw:layer="layout" svg:width="0.82cm" svg:height="0.962cm" svg:x="9.101cm" svg:y="5.212cm">
          <draw:text-box>
            <text:p>c</text:p>
          </draw:text-box>
        </draw:frame>
        <draw:frame draw:style-name="gr4" draw:text-style-name="P3" draw:layer="layout" svg:width="0.853cm" svg:height="0.962cm" svg:x="7.033cm" svg:y="6.228cm">
          <draw:text-box>
            <text:p>d</text:p>
          </draw:text-box>
        </draw:frame>
        <draw:frame draw:style-name="gr4" draw:text-style-name="P3" draw:layer="layout" svg:width="0.853cm" svg:height="0.962cm" svg:x="8.085cm" svg:y="6.228cm">
          <draw:text-box>
            <text:p>e</text:p>
          </draw:text-box>
        </draw:frame>
        <draw:frame draw:style-name="gr6" draw:text-style-name="P3" draw:layer="layout" svg:width="0.68cm" svg:height="0.962cm" svg:x="9.171cm" svg:y="6.228cm">
          <draw:text-box>
            <text:p>f</text:p>
          </draw:text-box>
        </draw:frame>
        <draw:frame draw:style-name="gr4" draw:text-style-name="P3" draw:layer="layout" svg:width="0.853cm" svg:height="0.962cm" svg:x="7.033cm" svg:y="7.344cm">
          <draw:text-box>
            <text:p>g</text:p>
          </draw:text-box>
        </draw:frame>
        <draw:frame draw:style-name="gr4" draw:text-style-name="P3" draw:layer="layout" svg:width="0.853cm" svg:height="0.962cm" svg:x="8.085cm" svg:y="7.344cm">
          <draw:text-box>
            <text:p>h</text:p>
          </draw:text-box>
        </draw:frame>
        <draw:frame draw:style-name="gr7" draw:text-style-name="P3" draw:layer="layout" svg:width="0.642cm" svg:height="0.962cm" svg:x="9.19cm" svg:y="7.344cm">
          <draw:text-box>
            <text:p>i</text:p>
          </draw:text-box>
        </draw:frame>
        <draw:custom-shape draw:style-name="gr1" draw:text-style-name="P1" draw:layer="layout" svg:width="0.762cm" svg:height="0.762cm" svg:x="11.952cm" svg:y="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11.952cm" svg:y="2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1.952cm" svg:y="3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1.952cm" svg:y="4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1.952cm" svg:y="5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1.952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2.972cm" svg:y="1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2.972cm" svg:y="2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2.972cm" svg:y="3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2.972cm" svg:y="4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2.972cm" svg:y="5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2.97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4.445cm" svg:y1="1.316cm" svg:x2="13.335cm" svg:y2="1.951cm">
          <text:p/>
        </draw:line>
        <draw:line draw:style-name="gr8" draw:text-style-name="P2" draw:layer="layout" svg:x1="3.429cm" svg:y1="1.316cm" svg:x2="13.335cm" svg:y2="1.951cm">
          <text:p/>
        </draw:line>
        <draw:line draw:style-name="gr8" draw:text-style-name="P2" draw:layer="layout" svg:x1="2.286cm" svg:y1="1.316cm" svg:x2="13.335cm" svg:y2="1.951cm">
          <text:p/>
        </draw:line>
        <draw:line draw:style-name="gr8" draw:text-style-name="P2" draw:layer="layout" svg:x1="2.286cm" svg:y1="2.459cm" svg:x2="13.335cm" svg:y2="1.951cm">
          <text:p/>
        </draw:line>
        <draw:line draw:style-name="gr8" draw:text-style-name="P2" draw:layer="layout" svg:x1="3.302cm" svg:y1="2.459cm" svg:x2="13.335cm" svg:y2="1.951cm">
          <text:p/>
        </draw:line>
        <draw:line draw:style-name="gr8" draw:text-style-name="P2" draw:layer="layout" svg:x1="4.445cm" svg:y1="2.459cm" svg:x2="13.335cm" svg:y2="1.951cm">
          <text:p/>
        </draw:line>
        <draw:line draw:style-name="gr8" draw:text-style-name="P2" draw:layer="layout" svg:x1="4.445cm" svg:y1="3.475cm" svg:x2="13.335cm" svg:y2="1.951cm">
          <text:p/>
        </draw:line>
        <draw:line draw:style-name="gr8" draw:text-style-name="P2" draw:layer="layout" svg:x1="3.302cm" svg:y1="3.475cm" svg:x2="13.335cm" svg:y2="1.951cm">
          <text:p/>
        </draw:line>
        <draw:line draw:style-name="gr8" draw:text-style-name="P2" draw:layer="layout" svg:x1="2.286cm" svg:y1="3.475cm" svg:x2="13.335cm" svg:y2="1.951cm">
          <text:p/>
        </draw:line>
        <draw:frame draw:style-name="gr9" draw:text-style-name="P4" draw:layer="layout" svg:width="0.875cm" svg:height="0.962cm" svg:x="13.054cm" svg:y="1.343cm">
          <draw:text-box>
            <text:p><text:span text:style-name="T1">+</text:span></text:p>
          </draw:text-box>
        </draw:frame>
        <draw:frame draw:style-name="gr10" draw:text-style-name="P5" draw:layer="layout" svg:width="1.514cm" svg:height="0.645cm" svg:x="7.757cm" svg:y="9.476cm">
          <draw:text-box>
            <text:p><text:span text:style-name="T2">Kernel</text:span></text:p>
          </draw:text-box>
        </draw:frame>
        <draw:frame draw:style-name="gr11" draw:text-style-name="P5" draw:layer="layout" svg:width="2.94cm" svg:height="0.645cm" svg:x="1.351cm" svg:y="9.476cm">
          <draw:text-box>
            <text:p><text:span text:style-name="T2">Preceding layer</text:span></text:p>
          </draw:text-box>
        </draw:frame>
        <draw:frame draw:style-name="gr12" draw:text-style-name="P7" draw:layer="layout" svg:width="2.623cm" svg:height="1.039cm" svg:x="11.638cm" svg:y="9.279cm">
          <draw:text-box>
            <text:p text:style-name="P6"><text:span text:style-name="T2">Convolutional</text:span></text:p>
            <text:p text:style-name="P6"><text:span text:style-name="T2">lay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9T01:15:38.007169688</meta:creation-date>
    <dc:date>2016-12-02T15:37:00.008549531</dc:date>
    <meta:editing-duration>PT47M43S</meta:editing-duration>
    <meta:editing-cycles>11</meta:editing-cycles>
    <meta:generator>LibreOffice/5.2.2.2$Linux_X86_64 LibreOffice_project/20m0$Build-2</meta:generator>
    <meta:document-statistic meta:object-count="84"/>
  </office:meta>
</office:document-meta>
</file>